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5600000300EA194C93.png" manifest:media-type="image/png"/>
  <manifest:file-entry manifest:full-path="Pictures/10000001000002EB0000023F0C851FF0.png" manifest:media-type="image/png"/>
  <manifest:file-entry manifest:full-path="Pictures/100000010000055600000300840F5382.png" manifest:media-type="image/png"/>
  <manifest:file-entry manifest:full-path="Pictures/10000001000002EB0000023F12171D09.png" manifest:media-type="image/png"/>
  <manifest:file-entry manifest:full-path="Pictures/100000010000055600000300833471ED.png" manifest:media-type="image/png"/>
  <manifest:file-entry manifest:full-path="Pictures/10000001000002EB0000023FAE261140.png" manifest:media-type="image/png"/>
  <manifest:file-entry manifest:full-path="Pictures/100000010000055600000300FE353990.png" manifest:media-type="image/png"/>
  <manifest:file-entry manifest:full-path="Pictures/10000001000005560000030026B38746.png" manifest:media-type="image/png"/>
  <manifest:file-entry manifest:full-path="Pictures/10000001000002EB0000023F2F8748E7.png" manifest:media-type="image/png"/>
  <manifest:file-entry manifest:full-path="Pictures/100000010000034900000288D85E5F68.png" manifest:media-type="image/png"/>
  <manifest:file-entry manifest:full-path="Pictures/1000000100000556000003000CD23C90.png" manifest:media-type="image/png"/>
  <manifest:file-entry manifest:full-path="Pictures/100000010000055600000300EAA70CE8.png" manifest:media-type="image/png"/>
  <manifest:file-entry manifest:full-path="Pictures/10000001000002EB0000023F4FE6E6C8.png" manifest:media-type="image/png"/>
  <manifest:file-entry manifest:full-path="Pictures/1000000100000556000003001FF8B981.png" manifest:media-type="image/png"/>
  <manifest:file-entry manifest:full-path="Pictures/1000000100000556000003003F865749.png" manifest:media-type="image/png"/>
  <manifest:file-entry manifest:full-path="Pictures/100000010000055600000300F0E3A99A.png" manifest:media-type="image/png"/>
  <manifest:file-entry manifest:full-path="Pictures/10000001000002EB0000023FE4C85FF6.png" manifest:media-type="image/png"/>
  <manifest:file-entry manifest:full-path="Pictures/1000000100000556000003000E2A07AA.png" manifest:media-type="image/png"/>
  <manifest:file-entry manifest:full-path="Pictures/10000001000002EB0000023F6F15313C.png" manifest:media-type="image/png"/>
  <manifest:file-entry manifest:full-path="Pictures/100000010000034900000288AFA02587.png" manifest:media-type="image/png"/>
  <manifest:file-entry manifest:full-path="Pictures/10000001000002EB0000023FA02AB0C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5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Aula01_Intro-Scilab_2024</text:p>
          </draw:text-box>
        </draw:frame>
        <draw:frame draw:style-name="gr1" draw:text-style-name="P1" draw:layer="layout" svg:width="7.419cm" svg:height="0.961cm" svg:x="10.259cm" svg:y="7.38cm">
          <draw:text-box>
            <text:p>Resolução de exercícios</text:p>
          </draw:text-box>
        </draw:frame>
        <draw:frame draw:style-name="gr1" draw:text-style-name="P1" draw:layer="layout" svg:width="10.5cm" svg:height="0.961cm" svg:x="7cm" svg:y="9.5cm">
          <draw:text-box>
            <text:p>Luiz Carlos Brandão Junior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draw:style-name="gr3" draw:text-style-name="P3" draw:layer="layout" svg:width="20.44cm" svg:height="15.749cm" svg:x="3.748cm" svg:y="-0.015cm">
          <draw:image xlink:href="Pictures/100000010000034900000288AFA025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draw:style-name="gr3" draw:text-style-name="P3" draw:layer="layout" svg:width="27.999cm" svg:height="15.741cm" svg:x="-0.032cm" svg:y="-0.011cm">
          <draw:image xlink:href="Pictures/10000001000005560000030026B3874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draw:style-name="gr3" draw:text-style-name="P3" draw:layer="layout" svg:width="20.44cm" svg:height="15.749cm" svg:x="3.748cm" svg:y="-0.015cm">
          <draw:image xlink:href="Pictures/100000010000034900000288D85E5F6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draw:style-name="gr3" draw:text-style-name="P4" draw:layer="layout" svg:width="27.999cm" svg:height="15.741cm" svg:x="-0.032cm" svg:y="-0.011cm">
          <draw:image xlink:href="Pictures/1000000100000556000003000CD23C9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draw:style-name="gr3" draw:text-style-name="P4" draw:layer="layout" svg:width="19.76cm" svg:height="15.21cm" svg:x="4.5cm" svg:y="0.255cm">
          <draw:image xlink:href="Pictures/10000001000002EB0000023F4FE6E6C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draw:style-name="gr3" draw:text-style-name="P3" draw:layer="layout" svg:width="27.999cm" svg:height="15.741cm" svg:x="-0.032cm" svg:y="-0.011cm">
          <draw:image xlink:href="Pictures/1000000100000556000003003F86574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draw:style-name="gr3" draw:text-style-name="P3" draw:layer="layout" svg:width="19.76cm" svg:height="15.21cm" svg:x="4.088cm" svg:y="0.255cm">
          <draw:image xlink:href="Pictures/10000001000002EB0000023FE4C85FF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>
        <office:forms form:automatic-focus="false" form:apply-design-mode="false"/>
        <draw:frame draw:style-name="gr3" draw:text-style-name="P3" draw:layer="layout" svg:width="27.999cm" svg:height="15.741cm" svg:x="-0.032cm" svg:y="-0.011cm">
          <draw:image xlink:href="Pictures/1000000100000556000003001FF8B98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>
        <office:forms form:automatic-focus="false" form:apply-design-mode="false"/>
        <draw:frame draw:style-name="gr3" draw:text-style-name="P3" draw:layer="layout" svg:width="19.76cm" svg:height="15.21cm" svg:x="4.088cm" svg:y="0.255cm">
          <draw:image xlink:href="Pictures/10000001000002EB0000023F6F15313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>
        <office:forms form:automatic-focus="false" form:apply-design-mode="false"/>
        <draw:frame draw:style-name="gr3" draw:text-style-name="P3" draw:layer="layout" svg:width="27.999cm" svg:height="15.741cm" svg:x="-0.032cm" svg:y="0.009cm">
          <draw:image xlink:href="Pictures/1000000100000556000003000E2A07A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>
        <office:forms form:automatic-focus="false" form:apply-design-mode="false"/>
        <draw:frame draw:style-name="gr3" draw:text-style-name="P3" draw:layer="layout" svg:width="19.76cm" svg:height="15.21cm" svg:x="4.088cm" svg:y="0.255cm">
          <draw:image xlink:href="Pictures/10000001000002EB0000023FA02AB0C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>
        <office:forms form:automatic-focus="false" form:apply-design-mode="false"/>
        <draw:frame draw:style-name="gr3" draw:text-style-name="P3" draw:layer="layout" svg:width="27.999cm" svg:height="15.741cm" svg:x="-0.032cm" svg:y="-0.011cm">
          <draw:image xlink:href="Pictures/100000010000055600000300F0E3A99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>
        <office:forms form:automatic-focus="false" form:apply-design-mode="false"/>
        <draw:frame draw:style-name="gr3" draw:text-style-name="P3" draw:layer="layout" svg:width="19.76cm" svg:height="15.21cm" svg:x="4.088cm" svg:y="0.255cm">
          <draw:image xlink:href="Pictures/10000001000002EB0000023F2F8748E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2T1">
        <office:forms form:automatic-focus="false" form:apply-design-mode="false"/>
        <draw:frame draw:style-name="gr3" draw:text-style-name="P3" draw:layer="layout" svg:width="27.999cm" svg:height="15.741cm" svg:x="-0.032cm" svg:y="-0.011cm">
          <draw:image xlink:href="Pictures/100000010000055600000300FE35399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2T1">
        <office:forms form:automatic-focus="false" form:apply-design-mode="false"/>
        <draw:frame draw:style-name="gr3" draw:text-style-name="P3" draw:layer="layout" svg:width="19.76cm" svg:height="15.21cm" svg:x="4.088cm" svg:y="0.255cm">
          <draw:image xlink:href="Pictures/10000001000002EB0000023FAE26114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2T1">
        <office:forms form:automatic-focus="false" form:apply-design-mode="false"/>
        <draw:frame draw:style-name="gr3" draw:text-style-name="P3" draw:layer="layout" svg:width="27.999cm" svg:height="15.741cm" svg:x="-0.032cm" svg:y="-0.011cm">
          <draw:image xlink:href="Pictures/100000010000055600000300EAA70CE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lue_5f_Curve1_5f_" presentation:presentation-page-layout-name="AL2T1">
        <office:forms form:automatic-focus="false" form:apply-design-mode="false"/>
        <draw:frame draw:style-name="gr3" draw:text-style-name="P3" draw:layer="layout" svg:width="27.999cm" svg:height="15.741cm" svg:x="-0.032cm" svg:y="-0.011cm">
          <draw:image xlink:href="Pictures/100000010000055600000300833471E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2T1">
        <office:forms form:automatic-focus="false" form:apply-design-mode="false"/>
        <draw:frame draw:style-name="gr3" draw:text-style-name="P3" draw:layer="layout" svg:width="19.76cm" svg:height="15.21cm" svg:x="4.088cm" svg:y="0.255cm">
          <draw:image xlink:href="Pictures/10000001000002EB0000023F12171D0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lue_5f_Curve1_5f_" presentation:presentation-page-layout-name="AL2T1">
        <office:forms form:automatic-focus="false" form:apply-design-mode="false"/>
        <draw:frame draw:style-name="gr3" draw:text-style-name="P3" draw:layer="layout" svg:width="27.999cm" svg:height="15.741cm" svg:x="-0.032cm" svg:y="-0.011cm">
          <draw:image xlink:href="Pictures/100000010000055600000300840F538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lue_5f_Curve1_5f_" presentation:presentation-page-layout-name="AL2T1">
        <office:forms form:automatic-focus="false" form:apply-design-mode="false"/>
        <draw:frame draw:style-name="gr3" draw:text-style-name="P3" draw:layer="layout" svg:width="19.76cm" svg:height="15.21cm" svg:x="4.088cm" svg:y="0.255cm">
          <draw:image xlink:href="Pictures/10000001000002EB0000023F0C851FF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Blue_5f_Curve1_5f_" presentation:presentation-page-layout-name="AL2T1">
        <office:forms form:automatic-focus="false" form:apply-design-mode="false"/>
        <draw:frame draw:style-name="gr3" draw:text-style-name="P3" draw:layer="layout" svg:width="27.999cm" svg:height="15.741cm" svg:x="-0.032cm" svg:y="-0.011cm">
          <draw:image xlink:href="Pictures/100000010000055600000300EA194C9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1:08:20.885784903</meta:creation-date>
    <meta:editing-duration>PT4H19M9S</meta:editing-duration>
    <meta:editing-cycles>21</meta:editing-cycles>
    <meta:generator>LibreOffice/24.2.6.2$Linux_X86_64 LibreOffice_project/8e9a753d9daaea75c34b417ba1bdf556bf2fc5b3</meta:generator>
    <dc:title>Blue Curve</dc:title>
    <dc:date>2024-10-08T16:56:18.025618494</dc:date>
    <meta:print-date>2024-10-08T16:56:38.481091015</meta:print-date>
    <meta:printed-by>Arquivos PDF</meta:printed-by>
    <meta:document-statistic meta:object-count="116"/>
  </office:meta>
</office:document-meta>
</file>